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ac9ed" officeooo:paragraph-rsid="001ac9ed"/>
    </style:style>
    <style:style style:name="P2" style:family="paragraph" style:parent-style-name="Standard">
      <style:text-properties officeooo:rsid="001ac9ed" officeooo:paragraph-rsid="001c6425"/>
    </style:style>
    <style:style style:name="P3" style:family="paragraph" style:parent-style-name="Standard">
      <style:text-properties officeooo:rsid="001c6425" officeooo:paragraph-rsid="001c6425"/>
    </style:style>
    <style:style style:name="P4" style:family="paragraph" style:parent-style-name="Standard">
      <style:text-properties officeooo:rsid="001c6425" officeooo:paragraph-rsid="00222849"/>
    </style:style>
    <style:style style:name="P5" style:family="paragraph" style:parent-style-name="Standard">
      <style:text-properties officeooo:rsid="001c6425" officeooo:paragraph-rsid="001d6431"/>
    </style:style>
    <style:style style:name="P6" style:family="paragraph" style:parent-style-name="Standard">
      <style:text-properties officeooo:rsid="001d6431" officeooo:paragraph-rsid="001d6431"/>
    </style:style>
    <style:style style:name="P7" style:family="paragraph" style:parent-style-name="Standard">
      <style:text-properties officeooo:rsid="001d6431" officeooo:paragraph-rsid="001dfde8"/>
    </style:style>
    <style:style style:name="P8" style:family="paragraph" style:parent-style-name="Standard">
      <style:text-properties officeooo:rsid="001dfde8" officeooo:paragraph-rsid="001dfde8"/>
    </style:style>
    <style:style style:name="P9" style:family="paragraph" style:parent-style-name="Standard" style:list-style-name="L4">
      <style:text-properties officeooo:rsid="001dfde8" officeooo:paragraph-rsid="001dfde8"/>
    </style:style>
    <style:style style:name="P10" style:family="paragraph" style:parent-style-name="Standard">
      <style:text-properties officeooo:rsid="001dfde8" officeooo:paragraph-rsid="00222849"/>
    </style:style>
    <style:style style:name="P11" style:family="paragraph" style:parent-style-name="Standard">
      <style:text-properties officeooo:rsid="001f69a7" officeooo:paragraph-rsid="001f69a7"/>
    </style:style>
    <style:style style:name="P12" style:family="paragraph" style:parent-style-name="Standard">
      <style:text-properties fo:font-size="14pt" fo:font-weight="bold" officeooo:rsid="001ac9ed" officeooo:paragraph-rsid="001ac9e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officeooo:paragraph-rsid="001c6425"/>
    </style:style>
    <style:style style:name="P14" style:family="paragraph" style:parent-style-name="Standard" style:list-style-name="L2">
      <style:text-properties fo:font-weight="bold" officeooo:paragraph-rsid="001ac9ed" style:font-weight-asian="bold" style:font-weight-complex="bold"/>
    </style:style>
    <style:style style:name="P15" style:family="paragraph" style:parent-style-name="Standard" style:list-style-name="L3">
      <style:text-properties fo:font-weight="bold" officeooo:paragraph-rsid="001ac9ed" style:font-weight-asian="bold" style:font-weight-complex="bold"/>
    </style:style>
    <style:style style:name="P16" style:family="paragraph" style:parent-style-name="Standard" style:list-style-name="L5">
      <style:text-properties fo:font-weight="bold" officeooo:rsid="00222849" officeooo:paragraph-rsid="00222849" style:font-weight-asian="bold" style:font-weight-complex="bold"/>
    </style:style>
    <style:style style:name="P17" style:family="paragraph" style:parent-style-name="Standard" style:list-style-name="L6">
      <style:text-properties fo:font-weight="bold" officeooo:rsid="001f69a7" officeooo:paragraph-rsid="001f69a7" style:font-weight-asian="bold" style:font-weight-complex="bold"/>
    </style:style>
    <style:style style:name="T1" style:family="text">
      <style:text-properties officeooo:rsid="001ac9ed"/>
    </style:style>
    <style:style style:name="T2" style:family="text">
      <style:text-properties officeooo:rsid="001c6425"/>
    </style:style>
    <style:style style:name="T3" style:family="text">
      <style:text-properties officeooo:rsid="001d6431"/>
    </style:style>
    <style:style style:name="T4" style:family="text">
      <style:text-properties officeooo:rsid="001dfde8"/>
    </style:style>
    <style:style style:name="T5" style:family="text">
      <style:text-properties officeooo:rsid="001f69a7"/>
    </style:style>
    <style:style style:name="T6" style:family="text">
      <style:text-properties officeooo:rsid="00213ee2"/>
    </style:style>
    <style:style style:name="T7" style:family="text">
      <style:text-properties officeooo:rsid="0022284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6425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2819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abriel’s Code Review Note<text:span text:style-name="T7">s</text:span>:</text:p>
      <text:p text:style-name="P1"/>
      <text:list text:style-name="L1">
        <text:list-item>
          <text:p text:style-name="P13"><text:span text:style-name="T9">Demo</text:span><text:span text:style-name="T2">:</text:span></text:p>
        </text:list-item>
      </text:list>
      <text:p text:style-name="P3"/>
      <text:p text:style-name="P3"><text:span text:style-name="T5">- For the </text:span>input validation<text:span text:style-name="T6">s</text:span>: <text:span text:style-name="T6">Give a </text:span>more meaningful <text:span text:style-name="T6">hint </text:span>message if <text:span text:style-name="T6">the format of the </text:span>input is invalid.</text:p>
      <text:p text:style-name="P3"/>
      <text:p text:style-name="P3"/>
      <text:list text:style-name="L2">
        <text:list-item>
          <text:p text:style-name="P14"><text:span text:style-name="T1">CrudServelet.java:</text:span></text:p>
        </text:list-item>
      </text:list>
      <text:p text:style-name="P1"/>
      <text:p text:style-name="P1">- Line 25: dao is preferred to be not a instance variable. Make the scope of the variable <text:span text:style-name="T6">as </text:span>tight <text:span text:style-name="T6">as <text:tab/> <text:s text:c="4"/>possible</text:span>. </text:p>
      <text:p text:style-name="P1"/>
      <text:p text:style-name="P1">- Line 35: Generally, test code should not be in prod code.</text:p>
      <text:p text:style-name="P1"/>
      <text:p text:style-name="P1">- Line <text:span text:style-name="T2">51: doGet(), not much error handling. if errors in connection, it’s currently swallowed. Use <text:tab/> <text:s text:c="4"/>Try/Catch and </text:span><text:span text:style-name="T7">h</text:span><text:span text:style-name="T2">ave a</text:span><text:span text:style-name="T7">n</text:span><text:span text:style-name="T2"> error page.</text:span></text:p>
      <text:p text:style-name="P1"/>
      <text:p text:style-name="P3">- Line 55: Make the string “cavers” a constant. </text:p>
      <text:p text:style-name="P1"/>
      <text:p text:style-name="P4">- Line 80: <text:span text:style-name="T7">need e</text:span>rror handling. <text:span text:style-name="T7">U</text:span>se Try/Catch to catch exceptions so that the app won’t die in <text:span text:style-name="T7">case</text:span> <text:tab/> <text:s text:c="4"/>any exception is thrown.</text:p>
      <text:p text:style-name="P3"/>
      <text:p text:style-name="P3">- Line 73-75: <text:span text:style-name="T3">REGEX is generally hard to read. </text:span>Provide comments for <text:span text:style-name="T3">what the </text:span>REGEX’<text:span text:style-name="T7">s</text:span><text:span text:style-name="T3"> do</text:span>. </text:p>
      <text:p text:style-name="P3"/>
      <text:p text:style-name="P6">- Line 80: <text:span text:style-name="T4">testConnection</text:span><text:span text:style-name="T7">()</text:span>. <text:span text:style-name="T4">Make it return boolean or make it throw a meaningful exception.</text:span></text:p>
      <text:p text:style-name="P6"/>
      <text:p text:style-name="P6">- Line 83: <text:span text:style-name="T7">Potential </text:span>issue if <text:span text:style-name="T7">the</text:span> <text:span text:style-name="T10">caverId</text:span> is <text:span text:style-name="T7">not </text:span>provided to <text:span text:style-name="T7">the </text:span>servlet; Or, <text:span text:style-name="T7">problem </text:span>if caverId is not <text:tab/> <text:s text:c="4"/>a<text:span text:style-name="T7">n </text:span>integer. <text:span text:style-name="T7">Add e</text:span>rror <text:span text:style-name="T7">c</text:span>ontrol <text:span text:style-name="T7">to handle the problems</text:span>.</text:p>
      <text:p text:style-name="P6"/>
      <text:p text:style-name="P6">- Line 87: <text:span text:style-name="T10">action = null</text:span> is not necessary?</text:p>
      <text:p text:style-name="P5"/>
      <text:p text:style-name="P1"/>
      <text:list text:style-name="L3">
        <text:list-item>
          <text:p text:style-name="P15"><text:span text:style-name="T1">DaoFile.java:</text:span></text:p>
        </text:list-item>
      </text:list>
      <text:p text:style-name="P1"/>
      <text:p text:style-name="P1">- Line 46: <text:span text:style-name="T7">C</text:span>leanup the function testConnection(). </text:p>
      <text:p text:style-name="P1"/>
      <text:p text:style-name="P1">- Line 127: <text:span text:style-name="T7">Double check the</text:span> naming convention <text:span text:style-name="T7">for the variable </text:span>SELECT_CAVERS. Put a final <text:span text:style-name="T7">if <text:tab/> <text:s text:c="4"/>it’s a</text:span> constants. </text:p>
      <text:p text:style-name="P1"/>
      <text:p text:style-name="P2">- Line <text:span text:style-name="T2">129: </text:span><text:span text:style-name="T7">S</text:span><text:span text:style-name="T2">tructure the code so that codes should be put in a Try block within curly braces.</text:span></text:p>
      <text:p text:style-name="P2"/>
      <text:p text:style-name="P2"><text:span text:style-name="T2">- Line 138: Do something to inform</text:span><text:span text:style-name="T7"> </text:span><text:span text:style-name="T2">users </text:span><text:span text:style-name="T7">if</text:span><text:span text:style-name="T2"> there </text:span><text:span text:style-name="T7">are any</text:span><text:span text:style-name="T2"> problems </text:span><text:span text:style-name="T7">when ge</text:span><text:span text:style-name="T2">t</text:span><text:span text:style-name="T7">ting</text:span><text:span text:style-name="T2"> </text:span><text:span text:style-name="T7">t</text:span><text:span text:style-name="T2">he cavers from <text:tab/> <text:s text:c="6"/>db. <text:s/>(Throw a meaningful exception) <text:s/></text:span></text:p>
      <text:p text:style-name="P2"/>
      <text:p text:style-name="P8">- Line 175: updateCaver(). Error handling for the db. <text:span text:style-name="T7">Make sure to c</text:span>lose the connections. </text:p>
      <text:p text:style-name="P2"/>
      <text:p text:style-name="P6">- Line 223: deleteCaver(). Always close the db connections explicitly.</text:p>
      <text:p text:style-name="P6"/>
      <text:p text:style-name="P6"/>
      <text:p text:style-name="P6"/>
      <text:p text:style-name="P6"/>
      <text:p text:style-name="P6"><text:soft-page-break/></text:p>
      <text:p text:style-name="P6"/>
      <text:list text:style-name="L4">
        <text:list-item>
          <text:p text:style-name="P9"><text:span text:style-name="T8">DaoFileTest</text:span>:</text:p>
        </text:list-item>
      </text:list>
      <text:p text:style-name="P8"/>
      <text:p text:style-name="P10">- Line 40: testAddCaver(). <text:span text:style-name="T7">Alternatively for the</text:span> test, select <text:span text:style-name="T7">the caver from the database </text:span>after <text:tab/><text:tab/> <text:s text:c="4"/>insertion, to verify <text:span text:style-name="T7">the insertion is success</text:span>. </text:p>
      <text:p text:style-name="P8"><text:tab/> <text:s text:c="4"/><text:span text:style-name="T7">Better approach: c</text:span>atch exception<text:span text:style-name="T7">s</text:span> thrown from addCaver() and then fail()</text:p>
      <text:p text:style-name="P8"/>
      <text:p text:style-name="P7"/>
      <text:list text:style-name="L5">
        <text:list-item>
          <text:p text:style-name="P16">General Feedback:</text:p>
          <text:p text:style-name="P16"/>
        </text:list-item>
      </text:list>
      <text:p text:style-name="P6">- <text:span text:style-name="T11">Add more e</text:span>rror handling. <text:span text:style-name="T11">Always make sure</text:span> database connection<text:span text:style-name="T11">s are closed</text:span>.</text:p>
      <text:p text:style-name="P6"/>
      <text:p text:style-name="P6">- <text:span text:style-name="T11">Provide b</text:span>ette<text:span text:style-name="T11">r</text:span> feedback to the users <text:span text:style-name="T11">in the front end, if any exceptions are problems occur.</text:span></text:p>
      <text:p text:style-name="P6"/>
      <text:p text:style-name="P6">- <text:span text:style-name="T11">Add more in-line comments for the codes.</text:span></text:p>
      <text:p text:style-name="P8"><text:s/></text:p>
      <text:p text:style-name="P2"/>
      <text:p text:style-name="P2"/>
      <text:list text:style-name="L6">
        <text:list-item>
          <text:p text:style-name="P17">Future <text:span text:style-name="T11">Work</text:span>: </text:p>
          <text:p text:style-name="P17"/>
        </text:list-item>
      </text:list>
      <text:p text:style-name="P11">- <text:span text:style-name="T11">Add</text:span> con<text:span text:style-name="T11">s</text:span>traint<text:span text:style-name="T11">s for the database columns.</text:span></text:p>
      <text:p text:style-name="P11"/>
      <text:p text:style-name="P11">- <text:span text:style-name="T11">Make sure users have proper authorizations. A user should not be able to delete other users’ trips.</text:span></text:p>
      <text:p text:style-name="P11"/>
      <text:p text:style-name="P11">- Unique ID: <text:s/>Username? Combination of phone, first name, last nam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11:18:04.525455274</meta:creation-date>
    <dc:date>2024-11-07T13:21:40.382969987</dc:date>
    <meta:editing-duration>PT4M10S</meta:editing-duration>
    <meta:editing-cycles>1</meta:editing-cycles>
    <meta:document-statistic meta:table-count="0" meta:image-count="0" meta:object-count="0" meta:page-count="2" meta:paragraph-count="34" meta:word-count="394" meta:character-count="2313" meta:non-whitespace-character-count="1894"/>
    <meta:generator>LibreOffice/24.2.6.2$Linux_X86_64 LibreOffice_project/420$Build-2</meta:generator>
  </office:meta>
</office:document-meta>
</file>